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1184*"/>
    </style:style>
    <style:style style:name="Table1.B" style:family="table-column">
      <style:table-column-properties style:column-width="5.212cm" style:rel-column-width="2956*"/>
    </style:style>
    <style:style style:name="Table1.C" style:family="table-column">
      <style:table-column-properties style:column-width="4.803cm" style:rel-column-width="2724*"/>
    </style:style>
    <style:style style:name="Table1.D" style:family="table-column">
      <style:table-column-properties style:column-width="5.486cm" style:rel-column-width="311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4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dd8a2"/>
    </style:style>
    <style:style style:name="T3" style:family="text">
      <style:text-properties officeooo:rsid="000ec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3">$</text:span>as:“person“, tablerow: [1,2]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4">${Counter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3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4">${Counter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D3" office:value-type="string">
            <text:p text:style-name="P3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4-12-26T12:10:10.576000000</dc:date>
    <meta:editing-duration>PT21M42S</meta:editing-duration>
    <meta:editing-cycles>5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5" meta:word-count="39" meta:character-count="487" meta:non-whitespace-character-count="457"/>
  </office:meta>
</office:document-meta>
</file>